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ee06" officeooo:paragraph-rsid="001eee06"/>
    </style:style>
    <style:style style:name="P2" style:family="paragraph" style:parent-style-name="Standard">
      <style:text-properties officeooo:rsid="001d84cc" officeooo:paragraph-rsid="001d84cc"/>
    </style:style>
    <style:style style:name="T1" style:family="text">
      <style:text-properties style:text-position="super 58%"/>
    </style:style>
    <style:style style:name="T2" style:family="text">
      <style:text-properties officeooo:rsid="0020c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 hàm S(n) là hàm tính tổng các chữ số của n, như vậy tổng các chữ số của tổng các chữ số của n có thể ký hiệu là S(S(n)). Ví dụ với n = 999 thì S(n) = 9 + 9 + 9 = 27 và S(S(n)) = 2 + 7 = 9.</text:p>
      <text:p text:style-name="P2">Đó là ta tính tổng 2 lần, còn bây giờ nếu muốn tính tổng đó nhiều lần ta sẽ ký hiệu S<text:span text:style-name="T1">m</text:span>(n) là tính tổng các chữ số của tổng các chữ số của … n với m lần tính tổng. </text:p>
      <text:p text:style-name="P2">Các <text:s/>bạn hãy viết hàm tính giai thửa của m lần tính tổng các chữ số của <text:span text:style-name="T2">n, ký hiệu</text:span> S<text:span text:style-name="T1">m</text:span>(n)!</text:p>
      <text:p text:style-name="P2"/>
      <text:p text:style-name="P2">INPUT:</text:p>
      <text:p text:style-name="P2">Hai số nguyên dương lần lượt là m và n, giá trị mỗi số không quá một tỷ</text:p>
      <text:p text:style-name="P2"/>
      <text:p text:style-name="P2">OUTPUT</text:p>
      <text:p text:style-name="P2">S<text:span text:style-name="T1">m</text:span>(n)!</text:p>
      <text:p text:style-name="P2"/>
      <text:p text:style-name="P2">VÍ DỤ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PUT</text:p>
          </table:table-cell>
          <table:table-cell table:style-name="Table1.B1" office:value-type="string">
            <text:p text:style-name="P1">OUTPUT</text:p>
          </table:table-cell>
        </table:table-row>
        <table:table-row>
          <table:table-cell table:style-name="Table1.A2" office:value-type="string">
            <text:p text:style-name="P1">6 444738138</text:p>
          </table:table-cell>
          <table:table-cell table:style-name="Table1.B2" office:value-type="string">
            <text:p text:style-name="P1">720</text:p>
          </table:table-cell>
        </table:table-row>
        <table:table-row>
          <table:table-cell table:style-name="Table1.A2" office:value-type="string">
            <text:p text:style-name="P1">95 234702076</text:p>
          </table:table-cell>
          <table:table-cell table:style-name="Table1.B2" office:value-type="string">
            <text:p text:style-name="P1">2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3pt" fo:language="vi" fo:country="V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6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3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ường NGUYỄN</meta:initial-creator>
    <meta:creation-date>2014-10-10T08:49:49.197081430</meta:creation-date>
    <meta:generator>LibreOffice/4.2.6.3$Linux_X86_64 LibreOffice_project/420m0$Build-3</meta:generator>
    <dc:date>2014-12-31T15:49:47.806005834</dc:date>
    <meta:editing-duration>PT9M18S</meta:editing-duration>
    <meta:editing-cycles>2</meta:editing-cycles>
    <dc:creator>Trường An Phạm Nguyễn</dc:creator>
    <meta:document-statistic meta:table-count="1" meta:image-count="0" meta:object-count="0" meta:page-count="1" meta:paragraph-count="14" meta:word-count="148" meta:character-count="578" meta:non-whitespace-character-count="442"/>
  </office:meta>
</office:document-meta>
</file>